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fo:background-color="#FF0000"/>
    </style:style>
    <style:style style:name="T3" style:parent-style-name="DefaultParagraphFont" style:family="text">
      <style:text-properties fo:background-color="#FFFF00"/>
    </style:style>
    <style:style style:name="T4" style:parent-style-name="DefaultParagraphFont" style:family="text">
      <style:text-properties fo:background-color="#00FF00"/>
    </style:style>
    <style:style style:name="T5" style:parent-style-name="DefaultParagraphFont" style:family="text">
      <style:text-properties fo:background-color="#00FFFF"/>
    </style:style>
    <style:style style:name="TableColumn7" style:family="table-column">
      <style:table-column-properties style:column-width="1.5652in"/>
    </style:style>
    <style:style style:name="TableColumn8" style:family="table-column">
      <style:table-column-properties style:column-width="1.5652in"/>
    </style:style>
    <style:style style:name="TableColumn9" style:family="table-column">
      <style:table-column-properties style:column-width="1.5652in"/>
    </style:style>
    <style:style style:name="TableColumn10" style:family="table-column">
      <style:table-column-properties style:column-width="1.5652in"/>
    </style:style>
    <style:style style:name="Table6" style:family="table">
      <style:table-properties style:width="6.2611in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>
        <style:tab-stops>
          <style:tab-stop style:type="center" style:position="0.7076in"/>
        </style:tab-stops>
      </style:paragraph-properties>
      <style:text-properties fo:background-color="#FF0000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background-color="#FFFF00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18" style:parent-style-name="DefaultParagraphFont" style:family="text">
      <style:text-properties fo:background-color="#00FF00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21" style:parent-style-name="DefaultParagraphFont" style:family="text">
      <style:text-properties fo:background-color="#00FFFF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P25" style:parent-style-name="Normal" style:family="paragraph">
      <style:paragraph-properties fo:margin-bottom="0in" fo:line-height="100%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margin-bottom="0in" fo:line-height="100%"/>
    </style:style>
    <style:style style:name="P30" style:parent-style-name="Normal" style:family="paragraph">
      <style:paragraph-properties fo:margin-bottom="0in" fo:line-height="100%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MoSCoW Methodology<text:s/></text:p>
      <text:p text:style-name="Normal"/>
      <text:p text:style-name="Normal"><text:span text:style-name="T2">M = Must Have</text:span></text:p>
      <text:p text:style-name="Normal"><text:span text:style-name="T3">S = Should Have</text:span></text:p>
      <text:p text:style-name="Normal"><text:span text:style-name="T4">C = Could Have</text:span></text:p>
      <text:p text:style-name="Normal"><text:span text:style-name="T5">W = Won’t Have</text:span></text:p>
      <text:p text:style-name="Normal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Must <text:s text:c="20"/></text:p>
          </table:table-cell>
          <table:table-cell table:style-name="TableCell14">
            <text:p text:style-name="P15">Should <text:s text:c="38"/></text:p>
          </table:table-cell>
          <table:table-cell table:style-name="TableCell16">
            <text:p text:style-name="P17"><text:span text:style-name="T18">Could</text:span></text:p>
          </table:table-cell>
          <table:table-cell table:style-name="TableCell19">
            <text:p text:style-name="P20"><text:span text:style-name="T21">Won’t</text:span></text:p>
          </table:table-cell>
        </table:table-row>
        <table:table-row table:style-name="TableRow22">
          <table:table-cell table:style-name="TableCell23">
            <text:p text:style-name="P24"><text:s/>I must have a back-end source code developed by Spring Boot which will communicate with the database</text:p>
            <text:p text:style-name="P25"/>
            <text:p text:style-name="P26">I must have a HTML front-end that communicates with the back-end and displays user inputs</text:p>
            <text:p text:style-name="P27"/>
            <text:p text:style-name="P28">I must create functionality to test back-end and front-end and aim for 80% coverage or higher</text:p>
            <text:p text:style-name="P29"/>
            <text:p text:style-name="P30"/>
            <text:p text:style-name="P31">Must implement JS fetch for CRUD functionality</text:p>
            <text:p text:style-name="P32"/>
            <text:p text:style-name="P33">Must have .war to make<text:s/>the<text:s/>program can run</text:p>
          </table:table-cell>
          <table:table-cell table:style-name="TableCell34">
            <text:p text:style-name="P35">Front-End should be well designed and easy to interact with for the user</text:p>
            <text:p text:style-name="P36"/>
          </table:table-cell>
          <table:table-cell table:style-name="TableCell37">
            <text:p text:style-name="P38">Could have more entities to display the assignments and who is on what project<text:s/></text:p>
          </table:table-cell>
          <table:table-cell table:style-name="TableCell39">
            <text:p text:style-name="P40">Won’t have a user log in system</text:p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header>
        <text:p text:style-name="Header"><text:tab/><text:tab/>Berkan Irice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rkan Irice (s5129602)</meta:initial-creator>
    <dc:creator>Berkan Irice (s5129602)</dc:creator>
    <meta:creation-date>2021-03-22T15:49:00Z</meta:creation-date>
    <dc:date>2021-03-22T16:59:00Z</dc:date>
    <meta:template xlink:href="Normal" xlink:type="simple"/>
    <meta:editing-cycles>2</meta:editing-cycles>
    <meta:editing-duration>PT480S</meta:editing-duration>
    <meta:document-statistic meta:page-count="1" meta:paragraph-count="1" meta:word-count="110" meta:character-count="736" meta:row-count="5" meta:non-whitespace-character-count="627"/>
  </office:meta>
</office:document-meta>
</file>